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text-indent="1.27cm" style:auto-text-indent="false"/>
    </style:style>
    <style:style style:name="P3" style:family="paragraph" style:parent-style-name="Standard" style:master-page-name="Standard">
      <style:paragraph-properties style:page-number="auto"/>
    </style:style>
    <style:style style:name="T1" style:family="text">
      <style:text-properties fo:language="fr" fo:country="CA"/>
    </style:style>
    <style:style style:name="T2" style:family="text">
      <style:text-properties fo:language="fr" fo:country="CA" officeooo:rsid="001db1b5"/>
    </style:style>
    <style:style style:name="T3" style:family="text">
      <style:text-properties fo:language="fr" fo:country="CA"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stion 4:</text:p>
      <text:p text:style-name="Standard"/>
      <text:p text:style-name="Standard"/>
      <text:p text:style-name="Standard">Question 5:</text:p>
      <text:p text:style-name="P2"><text:span text:style-name="T1">Il y avait plusieurs choses à changer dans les fonctions à tester, notamment l’ajout de conditions </text:span><text:span text:style-name="T2">permettant de</text:span><text:span text:style-name="T1"> vérifier que le nombre de nœuds et le no</text:span><text:bookmark text:name="_GoBack"/><text:span text:style-name="T1">mbre d’arêtes </text:span><text:span text:style-name="T2">passés</text:span><text:span text:style-name="T1"> en arguments ne dépassent pas les bornes permises. Pour les fonctions </text:span><text:span text:style-name="T3">bipartite</text:span><text:span text:style-name="T1"> et </text:span><text:span text:style-name="T3">bipartite</text:span><text:span text:style-name="T1">_</text:span><text:span text:style-name="T3">with</text:span><text:span text:style-name="T1">_</text:span><text:span text:style-name="T3">probability</text:span><text:span text:style-name="T1">, il fallait ajouter des conditions </text:span><text:span text:style-name="T2">assurant</text:span><text:span text:style-name="T1"> que V1 et V2 sont positifs. Pour le cycle eulérien, il fallait borner le nombre d’arête</text:span><text:span text:style-name="T2">s</text:span><text:span text:style-name="T1"> au maximum possible dans un graphe soit nbNoeuds * (nbNoeuds-1) / 2. Pour </text:span><text:span text:style-name="T3">regular</text:span><text:span text:style-name="T1">, il fallait s’assure</text:span><text:span text:style-name="T2">r</text:span><text:span text:style-name="T1"> que le nombre de nœuds</text:span><text:span text:style-name="T2"> soit</text:span><text:span text:style-name="T1"> supérieur ou égal à 3 et que le nombre d’arêtes par nœud soit positif et strictement inférieur au nombre de nœuds.</text:span></text:p>
      <text:p text:style-name="P1"><text:span text:style-name="T1"><text:tab/>Il y avait entre autres une erreur dans la conception des fonctions </text:span><text:span text:style-name="T3">eulerianCycle</text:span><text:span text:style-name="T1"> </text:span><text:span text:style-name="T2">et</text:span><text:span text:style-name="T1"> </text:span><text:span text:style-name="T3">regular</text:span><text:span text:style-name="T1">. En effet, il était possible que parmi les arêtes générées aléatoirement il y en ait des similaires, ce que le graphe rejette; le copies d’arêtes se feront rejeter par ce dernier, ce qui au final donnerait des graphes erronés en fonction de la méthode utilisée. Pour résoudre ce problème, il fallait ajouter du code permettant de vérifier que l’ensemble des arêtes générées aléatoirement ne possède pas de copies. Ainsi, les fonctions </text:span><text:span text:style-name="T3">eulerianCycle</text:span><text:span text:style-name="T1"> et et </text:span><text:span text:style-name="T3">regular</text:span><text:span text:style-name="T1"> seront aptes à générer des graphes aléatoires vali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olodtsov</meta:initial-creator>
    <meta:editing-cycles>5</meta:editing-cycles>
    <meta:creation-date>2019-09-30T15:37:00</meta:creation-date>
    <dc:date>2019-10-07T23:17:42.630000000</dc:date>
    <meta:editing-duration>PT31M17S</meta:editing-duration>
    <meta:generator>Trio_Office/6.1.3.2$Windows_x86 LibreOffice_project/</meta:generator>
    <meta:document-statistic meta:table-count="0" meta:image-count="0" meta:object-count="0" meta:page-count="1" meta:paragraph-count="4" meta:word-count="211" meta:character-count="1296" meta:non-whitespace-character-count="10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